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 presentation:presentation-page-layout-name="AL1T3">
        <draw:frame draw:style-name="standard" draw:layer="layout" svg:width="27.225cm" svg:height="19.923cm" svg:x="0.45cm" svg:y="0.52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3$Build-8968</meta:generator>
    <meta:initial-creator>Chris Malley</meta:initial-creator>
    <meta:creation-date>2006-05-16T20:03:12</meta:creation-date>
    <dc:creator>Chris Malley</dc:creator>
    <dc:date>2006-07-11T08:52:34</dc:date>
    <dc:language>en-US</dc:language>
    <meta:editing-cycles>7</meta:editing-cycles>
    <meta:editing-duration>PT26M13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ffffff" draw:opacity="0%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36.7999992370605pt" style:font-family-asian="Gothic" style:font-pitch-asian="variable" style:font-size-asian="36.7999992370605pt" style:font-family-complex="Lucidasans" style:font-pitch-complex="variable" style:font-size-complex="36.7999992370605pt"/>
    </style:style>
    <style:style style:name="ch3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2pt" style:font-family-asian="Gothic" style:font-pitch-asian="variable" style:font-size-asian="31.2999992370605pt" style:font-family-complex="Lucidasans" style:font-pitch-complex="variable" style:font-size-complex="31.2999992370605pt"/>
    </style:style>
    <style:style style:name="ch4" style:family="chart">
      <style:graphic-properties draw:fill="none" draw:fill-image-width="0cm" draw:fill-image-height="0cm"/>
      <style:text-properties fo:font-family="Arial" style:font-family-generic="swiss" style:font-pitch="variable" fo:font-size="15.3999996185303pt" style:font-family-asian="Gothic" style:font-pitch-asian="variable" style:font-size-asian="16.7000007629395pt" style:font-family-complex="Lucidasans" style:font-pitch-complex="variable" style:font-size-complex="16.7000007629395pt"/>
    </style:style>
    <style:style style:name="ch5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24.3999996185303pt" style:font-family-asian="Gothic" style:font-pitch-asian="variable" style:font-size-asian="24.3999996185303pt" style:font-family-complex="Lucidasans" style:font-pitch-complex="variable" style:font-size-complex="24.399999618530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value" chart:data-label-text="false" chart:data-label-symbol="false"/>
      <style:graphic-properties draw:fill-color="#9999ff"/>
      <style:text-properties fo:font-family="Arial" style:font-family-generic="swiss" style:font-pitch="variable" fo:font-size="20.8999996185303pt" style:font-family-asian="Gothic" style:font-pitch-asian="variable" style:font-size-asian="20.8999996185303pt" style:font-family-complex="Lucidasans" style:font-pitch-complex="variable" style:font-size-complex="20.8999996185303pt"/>
    </style:style>
    <style:style style:name="ch8" style:family="chart">
      <style:chart-properties chart:symbol-type="none" chart:data-label-number="value" chart:data-label-text="true" chart:data-label-symbol="false"/>
      <style:graphic-properties draw:fill-color="#0099ff" draw:fill-image-width="0cm" draw:fill-image-height="0cm"/>
      <style:text-properties fo:font-family="Arial" style:font-family-generic="swiss" style:font-pitch="variable" fo:font-size="19.7000007629395pt" style:font-family-asian="Gothic" style:font-pitch-asian="variable" style:font-size-asian="19.7000007629395pt" style:font-family-complex="Lucidasans" style:font-pitch-complex="variable" style:font-size-complex="19.7000007629395pt"/>
    </style:style>
    <style:style style:name="ch9" style:family="chart">
      <style:chart-properties chart:symbol-type="none" chart:data-label-number="value" chart:data-label-text="true" chart:data-label-symbol="false"/>
      <style:graphic-properties draw:fill-color="#00ae00" draw:fill-image-width="0cm" draw:fill-image-height="0cm"/>
      <style:text-properties fo:font-family="Arial" style:font-family-generic="swiss" style:font-pitch="variable" fo:font-size="19.7000007629395pt" style:font-family-asian="Gothic" style:font-pitch-asian="variable" style:font-size-asian="19.7000007629395pt" style:font-family-complex="Lucidasans" style:font-pitch-complex="variable" style:font-size-complex="19.7000007629395pt"/>
    </style:style>
    <style:style style:name="ch10" style:family="chart">
      <style:chart-properties chart:symbol-type="none" chart:data-label-number="value" chart:data-label-text="true" chart:data-label-symbol="false"/>
      <style:graphic-properties draw:fill-color="#dc2300" draw:fill-image-width="0cm" draw:fill-image-height="0cm"/>
      <style:text-properties fo:font-family="Arial" style:font-family-generic="swiss" style:font-pitch="variable" fo:font-size="19.7000007629395pt" style:font-family-asian="Gothic" style:font-pitch-asian="variable" style:font-size-asian="19.7000007629395pt" style:font-family-complex="Lucidasans" style:font-pitch-complex="variable" style:font-size-complex="19.7000007629395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27.226cm" svg:height="19.924cm" chart:class="chart:circle" chart:style-name="ch1">
        <chart:title svg:x="1.649cm" svg:y="0.4cm" chart:style-name="ch2">
          <text:p>Bound States</text:p>
        </chart:title>
        <chart:subtitle svg:x="10.053cm" svg:y="0.902cm" chart:style-name="ch3">
          <text:p>(2/20/06 - 7/10/06)</text:p>
        </chart:subtitle>
        <chart:legend chart:legend-position="end" svg:x="18.705cm" svg:y="2.593cm" chart:style-name="ch4"/>
        <chart:plot-area chart:style-name="ch5" svg:x="-0.893cm" svg:y="0.152cm" svg:width="25.989cm" svg:height="20.892cm">
          <chart:axis chart:dimension="y" chart:name="primary-y" chart:style-name="ch6">
            <chart:grid chart:class="major"/>
          </chart:axis>
          <chart:series chart:values-cell-range-address="local-table.B2:.B4" chart:label-cell-address="local-table.B1" chart:style-name="ch7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urs </text:p>
              </table:table-cell>
            </table:table-row>
          </table:table-header-rows>
          <table:table-rows>
            <table:table-row>
              <table:table-cell office:value-type="string">
                <text:p>Design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string">
                <text:p>Code</text:p>
              </table:table-cell>
              <table:table-cell office:value-type="float" office:value="172.25">
                <text:p>172.25</text:p>
              </table:table-cell>
            </table:table-row>
            <table:table-row>
              <table:table-cell office:value-type="string">
                <text:p>Changes</text:p>
              </table:table-cell>
              <table:table-cell office:value-type="float" office:value="100.75">
                <text:p>100.75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